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paragraph-rsid="001fd148"/>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Standard">
      <style:text-properties officeooo:rsid="001dc5bb" officeooo:paragraph-rsid="001fd148"/>
    </style:style>
    <style:style style:name="P6" style:family="paragraph" style:parent-style-name="Heading_20_1">
      <style:text-properties officeooo:paragraph-rsid="001fd148"/>
    </style:style>
    <style:style style:name="P7" style:family="paragraph" style:parent-style-name="Heading_20_2">
      <style:text-properties officeooo:rsid="001fd4d8" officeooo:paragraph-rsid="001fd4d8"/>
    </style:style>
    <style:style style:name="P8" style:family="paragraph" style:parent-style-name="Text_20_body">
      <style:text-properties officeooo:rsid="001dc5bb" officeooo:paragraph-rsid="001fd148"/>
    </style:style>
    <style:style style:name="P9" style:family="paragraph" style:parent-style-name="Text_20_body">
      <style:text-properties officeooo:rsid="001fd148" officeooo:paragraph-rsid="001fd148"/>
    </style:style>
    <style:style style:name="P10" style:family="paragraph" style:parent-style-name="Text_20_body">
      <style:text-properties officeooo:rsid="002368ac" officeooo:paragraph-rsid="002368ac"/>
    </style:style>
    <style:style style:name="P11" style:family="paragraph" style:parent-style-name="Text_20_body">
      <style:text-properties officeooo:rsid="002368ac" officeooo:paragraph-rsid="00249f6e"/>
    </style:style>
    <style:style style:name="T1" style:family="text">
      <style:text-properties officeooo:rsid="002368ac"/>
    </style:style>
    <style:style style:name="T2" style:family="text">
      <style:text-properties officeooo:rsid="00217ad1"/>
    </style:style>
    <style:style style:name="T3" style:family="text">
      <style:text-properties officeooo:rsid="00249f6e"/>
    </style:style>
    <style:style style:name="T4" style:family="text">
      <style:text-properties officeooo:rsid="001dc5b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okol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268_4257511712" text:style-name="Index_20_Link" text:visited-style-name="Index_20_Link">Design and Architecture<text:tab/>1</text:a></text:p>
          <text:p text:style-name="P3"><text:a xlink:type="simple" xlink:href="#__RefHeading___Toc270_4257511712" text:style-name="Index_20_Link" text:visited-style-name="Index_20_Link">Frameworks/Libraries<text:tab/>1</text:a></text:p>
          <text:p text:style-name="P3"><text:a xlink:type="simple" xlink:href="#__RefHeading___Toc310_4257511712" text:style-name="Index_20_Link" text:visited-style-name="Index_20_Link">Layers<text:tab/>1</text:a></text:p>
          <text:p text:style-name="P4"><text:a xlink:type="simple" xlink:href="#__RefHeading___Toc312_4257511712" text:style-name="Index_20_Link" text:visited-style-name="Index_20_Link">UI Layer<text:tab/>1</text:a></text:p>
        </text:index-body>
      </text:table-of-content>
      <text:p text:style-name="P5"/>
      <text:h text:style-name="P6" text:outline-level="1"><text:bookmark-start text:name="__RefHeading___Toc268_4257511712"/>Design and Architecture<text:bookmark-end text:name="__RefHeading___Toc268_4257511712"/></text:h>
      <text:h text:style-name="P7" text:outline-level="2"><text:bookmark-start text:name="__RefHeading___Toc270_4257511712"/>Frameworks/Libraries<text:bookmark-end text:name="__RefHeading___Toc270_4257511712"/></text:h>
      <text:p text:style-name="P8">WPF framework</text:p>
      <text:p text:style-name="P8">Nunit framework</text:p>
      <text:p text:style-name="P8">Microsoft.EntityFrameworkCore</text:p>
      <text:p text:style-name="P8">(for migrations)</text:p>
      <text:p text:style-name="P8">Npgsql.EntityFrameworkCore.PostgreSQL</text:p>
      <text:p text:style-name="P8">(for postgres database things)</text:p>
      <text:p text:style-name="P8">microsoft.extention</text:p>
      <text:p text:style-name="P8">(so we can use appsettings.json)</text:p>
      <text:p text:style-name="P8">log4net</text:p>
      <text:p text:style-name="P8">(so we can use logging without having to write our own logging code for e.g logging to file)</text:p>
      <text:p text:style-name="P8"/>
      <text:h text:style-name="Heading_20_2" text:outline-level="2"><text:bookmark-start text:name="__RefHeading___Toc310_4257511712"/>Layers<text:bookmark-end text:name="__RefHeading___Toc310_4257511712"/></text:h>
      <text:h text:style-name="Heading_20_3" text:outline-level="3"><text:bookmark-start text:name="__RefHeading___Toc312_4257511712"/>UI <text:span text:style-name="T1">l</text:span>ayer<text:bookmark-end text:name="__RefHeading___Toc312_4257511712"/></text:h>
      <text:p text:style-name="P9">Consists of the .xaml files where our frontend is situated. <text:span text:style-name="T2">We have reusable elements in the UserControls folder like the subtab buttons, which makes it possible to change the frontend consistently on the element inself which can be injected multiple times. With this we avoid having to change e.g. multiple buttons in different parts of the UI.<text:line-break/>Our UI entry point is the MainWindow.xaml, which gets Tab1 and Tab2 injected which have their own injections from UserControls.</text:span></text:p>
      <text:h text:style-name="Heading_20_3" text:outline-level="3">Backend/ViewModel</text:h>
      <text:p text:style-name="P10">We use the MVVM pattern, which means all our ViewModels are connected throught the MainWindowViewModel. Our buttons are reusable via the RelayComand.cs and an inject to the appropriate ViewModel in the MainWindowViewModel.</text:p>
      <text:h text:style-name="Heading_20_3" text:outline-level="3"><text:soft-page-break/>Database <text:span text:style-name="T1">l</text:span>ayer</text:h>
      <text:p text:style-name="P11">Our database consists of the models found in the Models folder and a variety of logic found in the Data folder. We connect to our database via an appsettings.json. Any changes to our model is applied to the database using <text:span text:style-name="T3">the migration feature from </text:span><text:span text:style-name="T4">Microsoft.EntityFrameworkCore</text:span><text:span text:style-name="T3">.</text:span></text:p>
      <text:h text:style-name="Heading_20_3" text:outline-level="3"><text:span text:style-name="T1">Infrastructure</text:span> <text:span text:style-name="T1">l</text:span>ayer</text:h>
      <text:p text:style-name="P10">Our infrastructure layer consists of the logging folder, where the logic for the log4net library implementation is and our appsettings.json which holds our Database connection and our openroutes service api ke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13:45:38.452221300</meta:creation-date>
    <dc:date>2025-08-21T14:24:21.527958400</dc:date>
    <meta:editing-duration>PT17M47S</meta:editing-duration>
    <meta:editing-cycles>5</meta:editing-cycles>
    <meta:generator>LibreOffice/25.2.5.2$Windows_X86_64 LibreOffice_project/03d19516eb2e1dd5d4ccd751a0d6f35f35e08022</meta:generator>
    <meta:document-statistic meta:table-count="0" meta:image-count="0" meta:object-count="0" meta:page-count="2" meta:paragraph-count="27" meta:word-count="249" meta:character-count="1674" meta:non-whitespace-character-count="1452"/>
  </office:meta>
</office:document-meta>
</file>